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9900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2" table:default-cell-style-name="ce18"/>
        <table:table-column table:style-name="co13" table:default-cell-style-name="ce18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7"/>
          <table:table-cell table:style-name="ce14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6"/>
          <table:covered-table-cell table:style-name="ce17"/>
          <table:table-cell table:style-name="ce17"/>
          <table:table-cell table:number-columns-repeated="2"/>
          <table:table-cell table:style-name="ce23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2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19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5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2"/>
          <table:table-cell table:style-name="ce4" office:value-type="string" calcext:value-type="string">
            <text:p>Parameter testing</text:p>
          </table:table-cell>
          <table:table-cell table:style-name="ce4"/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0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/>
          <table:table-cell table:style-name="ce5" office:value-type="string" calcext:value-type="string">
            <text:p>Parameter testing</text:p>
          </table:table-cell>
          <table:table-cell table:style-name="ce5"/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21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00/00/0000</text:date>, <text:time style:data-style-name="N2" text:time-value="18:11:06.328034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4T21:31:48.235051281</dc:date>
    <meta:editing-duration>P2DT11H47M49S</meta:editing-duration>
    <meta:editing-cycles>116</meta:editing-cycles>
    <meta:generator>LibreOffice/5.1.6.2$Linux_X86_64 LibreOffice_project/10m0$Build-2</meta:generator>
    <meta:document-statistic meta:table-count="1" meta:cell-count="403" meta:object-count="0"/>
  </office:meta>
</office:document-meta>
</file>